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60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70%" fo:text-align="left" style:tab-stop-distance="1.1023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70%" fo:text-align="left" style:tab-stop-distance="1.1023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90%" fo:text-align="left" style:tab-stop-distance="1.1023in" fo:margin-left="0.4822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70%" fo:text-align="left" style:tab-stop-distance="1.1023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0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.1023in" fo:margin-left="0.4822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1023in" fo:margin-left="0.4822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3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Leelawadee UI Semilight" style:font-family-generic-complex="swiss" style:font-pitch-complex="variable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70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5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9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76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.20669in"/>
        <style:text-properties fo:color="#ffffff" fo:font-family="StarSymbol" fo:font-size="75%"/>
      </text:list-level-style-bullet>
      <text:list-level-style-bullet text:level="3" text:bullet-char="–">
        <style:list-level-properties text:space-before="0.48227in"/>
        <style:text-properties fo:color="#ffffff" fo:font-family="StarSymbol" fo:font-size="75%"/>
      </text:list-level-style-bullet>
      <text:list-level-style-bullet text:level="4" text:bullet-char="–">
        <style:list-level-properties text:space-before="0.75784in"/>
        <style:text-properties fo:color="#ffffff" fo:font-family="StarSymbol" fo:font-size="75%"/>
      </text:list-level-style-bullet>
      <text:list-level-style-bullet text:level="5" text:bullet-char="–">
        <style:list-level-properties text:space-before="1.03342in"/>
        <style:text-properties fo:color="#ffffff" fo:font-family="StarSymbol" fo:font-size="75%"/>
      </text:list-level-style-bullet>
      <text:list-level-style-bullet text:level="6" text:bullet-char="–">
        <style:list-level-properties text:space-before="1.25923in"/>
        <style:text-properties fo:color="#ffffff" fo:font-family="StarSymbol" fo:font-size="75%"/>
      </text:list-level-style-bullet>
      <text:list-level-style-bullet text:level="7" text:bullet-char="–">
        <style:list-level-properties text:space-before="1.4849in"/>
        <style:text-properties fo:color="#ffffff" fo:font-family="StarSymbol" fo:font-size="75%"/>
      </text:list-level-style-bullet>
      <text:list-level-style-bullet text:level="8" text:bullet-char="–">
        <style:list-level-properties text:space-before="1.6744in"/>
        <style:text-properties fo:color="#ffffff" fo:font-family="StarSymbol" fo:font-size="75%"/>
      </text:list-level-style-bullet>
      <text:list-level-style-bullet text:level="9" text:bullet-char="–">
        <style:list-level-properties text:space-before="1.88801in"/>
        <style:text-properties fo:color="#ffffff" fo:font-family="StarSymbol" fo:font-size="75%"/>
      </text:list-level-style-bullet>
    </text:list-style>
    <text:list-style style:name="a782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27558in"/>
        <style:text-properties fo:color="#ffffff" fo:font-family="StarSymbol" fo:font-size="75%"/>
      </text:list-level-style-bullet>
      <text:list-level-style-bullet text:level="4" text:bullet-char="–">
        <style:list-level-properties text:space-before="0.55115in"/>
        <style:text-properties fo:color="#ffffff" fo:font-family="StarSymbol" fo:font-size="75%"/>
      </text:list-level-style-bullet>
      <text:list-level-style-bullet text:level="5" text:bullet-char="–">
        <style:list-level-properties text:space-before="0.82673in"/>
        <style:text-properties fo:color="#ffffff" fo:font-family="StarSymbol" fo:font-size="75%"/>
      </text:list-level-style-bullet>
      <text:list-level-style-bullet text:level="6" text:bullet-char="–">
        <style:list-level-properties text:space-before="1.05254in"/>
        <style:text-properties fo:color="#ffffff" fo:font-family="StarSymbol" fo:font-size="75%"/>
      </text:list-level-style-bullet>
      <text:list-level-style-bullet text:level="7" text:bullet-char="–">
        <style:list-level-properties text:space-before="1.27821in"/>
        <style:text-properties fo:color="#ffffff" fo:font-family="StarSymbol" fo:font-size="75%"/>
      </text:list-level-style-bullet>
      <text:list-level-style-bullet text:level="8" text:bullet-char="–">
        <style:list-level-properties text:space-before="1.46771in"/>
        <style:text-properties fo:color="#ffffff" fo:font-family="StarSymbol" fo:font-size="75%"/>
      </text:list-level-style-bullet>
      <text:list-level-style-bullet text:level="9" text:bullet-char="–">
        <style:list-level-properties text:space-before="1.68132in"/>
        <style:text-properties fo:color="#ffffff" fo:font-family="StarSymbol" fo:font-size="75%"/>
      </text:list-level-style-bullet>
    </text:list-style>
    <text:list-style style:name="a746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27558in"/>
        <style:text-properties fo:color="#ffffff" fo:font-family="StarSymbol" fo:font-size="75%"/>
      </text:list-level-style-bullet>
      <text:list-level-style-bullet text:level="4" text:bullet-char="–">
        <style:list-level-properties text:space-before="0.55115in"/>
        <style:text-properties fo:color="#ffffff" fo:font-family="StarSymbol" fo:font-size="75%"/>
      </text:list-level-style-bullet>
      <text:list-level-style-bullet text:level="5" text:bullet-char="–">
        <style:list-level-properties text:space-before="0.82673in"/>
        <style:text-properties fo:color="#ffffff" fo:font-family="StarSymbol" fo:font-size="75%"/>
      </text:list-level-style-bullet>
      <text:list-level-style-bullet text:level="6" text:bullet-char="–">
        <style:list-level-properties text:space-before="1.05254in"/>
        <style:text-properties fo:color="#ffffff" fo:font-family="StarSymbol" fo:font-size="75%"/>
      </text:list-level-style-bullet>
      <text:list-level-style-bullet text:level="7" text:bullet-char="–">
        <style:list-level-properties text:space-before="1.27821in"/>
        <style:text-properties fo:color="#ffffff" fo:font-family="StarSymbol" fo:font-size="75%"/>
      </text:list-level-style-bullet>
      <text:list-level-style-bullet text:level="8" text:bullet-char="–">
        <style:list-level-properties text:space-before="1.46771in"/>
        <style:text-properties fo:color="#ffffff" fo:font-family="StarSymbol" fo:font-size="75%"/>
      </text:list-level-style-bullet>
      <text:list-level-style-bullet text:level="9" text:bullet-char="–">
        <style:list-level-properties text:space-before="1.68132in"/>
        <style:text-properties fo:color="#ffffff" fo:font-family="StarSymbol" fo:font-size="75%"/>
      </text:list-level-style-bullet>
    </text:list-style>
    <text:list-style style:name="a73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805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5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78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2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9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97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.20669in"/>
        <style:text-properties fo:color="#ffffff" fo:font-family="StarSymbol" fo:font-size="75%"/>
      </text:list-level-style-bullet>
      <text:list-level-style-bullet text:level="3" text:bullet-char="–">
        <style:list-level-properties text:space-before="0.48227in"/>
        <style:text-properties fo:color="#ffffff" fo:font-family="StarSymbol" fo:font-size="75%"/>
      </text:list-level-style-bullet>
      <text:list-level-style-bullet text:level="4" text:bullet-char="–">
        <style:list-level-properties text:space-before="0.75784in"/>
        <style:text-properties fo:color="#ffffff" fo:font-family="StarSymbol" fo:font-size="75%"/>
      </text:list-level-style-bullet>
      <text:list-level-style-bullet text:level="5" text:bullet-char="–">
        <style:list-level-properties text:space-before="1.03342in"/>
        <style:text-properties fo:color="#ffffff" fo:font-family="StarSymbol" fo:font-size="75%"/>
      </text:list-level-style-bullet>
      <text:list-level-style-bullet text:level="6" text:bullet-char="–">
        <style:list-level-properties text:space-before="1.25923in"/>
        <style:text-properties fo:color="#ffffff" fo:font-family="StarSymbol" fo:font-size="75%"/>
      </text:list-level-style-bullet>
      <text:list-level-style-bullet text:level="7" text:bullet-char="–">
        <style:list-level-properties text:space-before="1.4849in"/>
        <style:text-properties fo:color="#ffffff" fo:font-family="StarSymbol" fo:font-size="75%"/>
      </text:list-level-style-bullet>
      <text:list-level-style-bullet text:level="8" text:bullet-char="–">
        <style:list-level-properties text:space-before="1.6744in"/>
        <style:text-properties fo:color="#ffffff" fo:font-family="StarSymbol" fo:font-size="75%"/>
      </text:list-level-style-bullet>
      <text:list-level-style-bullet text:level="9" text:bullet-char="–">
        <style:list-level-properties text:space-before="1.88801in"/>
        <style:text-properties fo:color="#ffffff" fo:font-family="StarSymbol" fo:font-size="75%"/>
      </text:list-level-style-bullet>
    </text:list-style>
    <text:list-style style:name="a729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4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81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.20669in"/>
        <style:text-properties fo:color="#ffffff" fo:font-family="StarSymbol" fo:font-size="75%"/>
      </text:list-level-style-bullet>
      <text:list-level-style-bullet text:level="3" text:bullet-char="–">
        <style:list-level-properties text:space-before="0.48227in"/>
        <style:text-properties fo:color="#ffffff" fo:font-family="StarSymbol" fo:font-size="75%"/>
      </text:list-level-style-bullet>
      <text:list-level-style-bullet text:level="4" text:bullet-char="–">
        <style:list-level-properties text:space-before="0.75784in"/>
        <style:text-properties fo:color="#ffffff" fo:font-family="StarSymbol" fo:font-size="75%"/>
      </text:list-level-style-bullet>
      <text:list-level-style-bullet text:level="5" text:bullet-char="–">
        <style:list-level-properties text:space-before="1.03342in"/>
        <style:text-properties fo:color="#ffffff" fo:font-family="StarSymbol" fo:font-size="75%"/>
      </text:list-level-style-bullet>
      <text:list-level-style-bullet text:level="6" text:bullet-char="–">
        <style:list-level-properties text:space-before="1.25923in"/>
        <style:text-properties fo:color="#ffffff" fo:font-family="StarSymbol" fo:font-size="75%"/>
      </text:list-level-style-bullet>
      <text:list-level-style-bullet text:level="7" text:bullet-char="–">
        <style:list-level-properties text:space-before="1.4849in"/>
        <style:text-properties fo:color="#ffffff" fo:font-family="StarSymbol" fo:font-size="75%"/>
      </text:list-level-style-bullet>
      <text:list-level-style-bullet text:level="8" text:bullet-char="–">
        <style:list-level-properties text:space-before="1.6744in"/>
        <style:text-properties fo:color="#ffffff" fo:font-family="StarSymbol" fo:font-size="75%"/>
      </text:list-level-style-bullet>
      <text:list-level-style-bullet text:level="9" text:bullet-char="–">
        <style:list-level-properties text:space-before="1.88801in"/>
        <style:text-properties fo:color="#ffffff" fo:font-family="StarSymbol" fo:font-size="75%"/>
      </text:list-level-style-bullet>
    </text:list-style>
    <text:list-style style:name="a716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84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48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91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27558in"/>
        <style:text-properties fo:color="#ffffff" fo:font-family="StarSymbol" fo:font-size="75%"/>
      </text:list-level-style-bullet>
      <text:list-level-style-bullet text:level="4" text:bullet-char="–">
        <style:list-level-properties text:space-before="0.55115in"/>
        <style:text-properties fo:color="#ffffff" fo:font-family="StarSymbol" fo:font-size="75%"/>
      </text:list-level-style-bullet>
      <text:list-level-style-bullet text:level="5" text:bullet-char="–">
        <style:list-level-properties text:space-before="0.82673in"/>
        <style:text-properties fo:color="#ffffff" fo:font-family="StarSymbol" fo:font-size="75%"/>
      </text:list-level-style-bullet>
      <text:list-level-style-bullet text:level="6" text:bullet-char="–">
        <style:list-level-properties text:space-before="1.05254in"/>
        <style:text-properties fo:color="#ffffff" fo:font-family="StarSymbol" fo:font-size="75%"/>
      </text:list-level-style-bullet>
      <text:list-level-style-bullet text:level="7" text:bullet-char="–">
        <style:list-level-properties text:space-before="1.27821in"/>
        <style:text-properties fo:color="#ffffff" fo:font-family="StarSymbol" fo:font-size="75%"/>
      </text:list-level-style-bullet>
      <text:list-level-style-bullet text:level="8" text:bullet-char="–">
        <style:list-level-properties text:space-before="1.46771in"/>
        <style:text-properties fo:color="#ffffff" fo:font-family="StarSymbol" fo:font-size="75%"/>
      </text:list-level-style-bullet>
      <text:list-level-style-bullet text:level="9" text:bullet-char="–">
        <style:list-level-properties text:space-before="1.68132in"/>
        <style:text-properties fo:color="#ffffff" fo:font-family="StarSymbol" fo:font-size="75%"/>
      </text:list-level-style-bullet>
    </text:list-style>
    <text:list-style style:name="a754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</office:automatic-styles>
  <office:body>
    <office:presentation>
      <draw:page draw:name="page1" draw:style-name="a585" draw:master-page-name="Master1-Layout7-blank-Blank" presentation:presentation-page-layout-name="Master1-PPL7" draw:id="Slide-256">
        <draw:frame draw:id="id84" presentation:style-name="a588" draw:name="Title 1" svg:x="0in" svg:y="2.08333in" svg:width="9.92188in" svg:height="1.38194in" presentation:class="title" presentation:placeholder="false">
          <draw:text-box>
            <text:p text:style-name="a587" text:class-names="" text:cond-style-name=""><text:span text:style-name="a586" text:class-names="">Light source direction detection</text:span></text:p>
          </draw:text-box>
          <svg:title/>
          <svg:desc/>
        </draw:frame>
        <draw:frame draw:id="id85" draw:style-name="a603" draw:name="TextBox 2" svg:x="6.37795in" svg:y="5.90551in" svg:width="4.49785in" svg:height="1.38964in">
          <draw:text-box>
            <text:p text:style-name="a590" text:class-names="" text:cond-style-name=""><text:span text:style-name="a589" text:class-names="">By,</text:span></text:p>
            <text:p text:style-name="a595" text:class-names="" text:cond-style-name=""><text:span text:style-name="a591" text:class-names="">Anirudh</text:span><text:span text:style-name="a592" text:class-names=""><text:s text:c="1"/>S<text:s text:c="1"/></text:span><text:span text:style-name="a593" text:class-names="">Ayya</text:span><text:span text:style-name="a594" text:class-names=""><text:s text:c="1"/>(PES1201800338)</text:span></text:p>
            <text:p text:style-name="a597" text:class-names="" text:cond-style-name=""><text:span text:style-name="a596" text:class-names="">Vishnu Dixit (PES1201801448)</text:span></text:p>
            <text:p text:style-name="a602" text:class-names="" text:cond-style-name=""><text:span text:style-name="a598" text:class-names="">Abhishek</text:span><text:span text:style-name="a599" text:class-names=""><text:s text:c="1"/></text:span><text:span text:style-name="a600" text:class-names="">Pai (PES1201801924</text:span><text:span text:style-name="a601" text:class-names="">)</text:span></text:p>
          </draw:text-box>
          <svg:title/>
          <svg:desc/>
        </draw:frame>
        <presentation:notes draw:style-name="a609">
          <draw:frame draw:id="id86" draw:style-name="a606" draw:name="Slide Number Placeholder 6" svg:x="4.67953in" svg:y="11.10827in" svg:width="3.5878in" svg:height="0.58425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7" presentation:style-name="a607" draw:name="Slide Image Placeholder 1">
            <svg:title/>
            <svg:desc/>
          </draw:page-thumbnail>
          <draw:frame draw:id="id88" presentation:style-name="a6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610" draw:master-page-name="Master1-Layout7-blank-Blank" presentation:presentation-page-layout-name="Master1-PPL7" draw:id="Slide-263">
        <draw:frame draw:id="id89" draw:style-name="a614" draw:name="TextBox 2" svg:x="0.55385in" svg:y="0.32308in" svg:width="10.01538in" svg:height="0.84147in">
          <draw:text-box>
            <text:p text:style-name="a613" text:class-names="" text:cond-style-name=""><text:span text:style-name="a611" text:class-names="">Introduction</text:span><text:span text:style-name="a612" text:class-names=""/></text:p>
          </draw:text-box>
          <svg:title/>
          <svg:desc/>
        </draw:frame>
        <draw:frame draw:id="id90" draw:style-name="a632" draw:name="TextBox 3" svg:x="0.44615in" svg:y="1.61538in" svg:width="10.24615in" svg:height="5.45273in">
          <draw:text-box>
            <text:list text:style-name="a618">
              <text:list-item>
                <text:p text:style-name="a617" text:class-names="" text:cond-style-name=""><text:span text:style-name="a615" text:class-names="">Images are a result of complex interactions between<text:s text:c="1"/></text:span><text:span text:style-name="a616" text:class-names="">the light source, objects and recording devices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Being the creator of the image before anything else, the light source is often ignored as an important cue to it’s understanding.</text:span></text:p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The light source often reveals information about the material the object is made of. It also help</text:span><text:span text:style-name="a623" text:class-names="">s interpret the underlying geometry of the object.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Hence, we consider light as an inevitable factor of forming and understanding images.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page2" draw:style-name="a633" draw:master-page-name="Master1-Layout7-blank-Blank" presentation:presentation-page-layout-name="Master1-PPL7" draw:id="Slide-257">
        <draw:frame draw:id="id91" presentation:style-name="a636" draw:name="Title 1" svg:x="0in" svg:y="0.64583in" svg:width="9.92188in" svg:height="1.13889in" presentation:class="title" presentation:placeholder="false">
          <draw:text-box>
            <text:p text:style-name="a635" text:class-names="" text:cond-style-name=""><text:span text:style-name="a634" text:class-names="">Motivation</text:span></text:p>
          </draw:text-box>
          <svg:title/>
          <svg:desc/>
        </draw:frame>
        <draw:frame draw:id="id92" presentation:style-name="a653" draw:name="Text Placeholder 2" svg:x="0in" svg:y="2.30729in" svg:width="9.88889in" svg:height="4.42187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37" text:class-names="">Detection<text:s text:c="1"/></text:span><text:span text:style-name="a638" text:class-names="">of the direction of light allows for<text:s text:c="1"/></text:span><text:span text:style-name="a639" text:class-names="">inference about<text:s text:c="1"/></text:span><text:span text:style-name="a640" text:class-names="">the relative position of an object with respect to a given space/room.</text:span></text:p>
              </text:list-item>
            </text:list>
            <text:list text:style-name="a648">
              <text:list-item>
                <text:p text:style-name="a647" text:class-names="" text:cond-style-name=""><text:span text:style-name="a643" text:class-names="">If extended</text:span><text:span text:style-name="a644" text:class-names="">, then, given an object it is possible<text:s text:c="1"/></text:span><text:span text:style-name="a645" text:class-names="">to <text:s text:c="1"/>determine the type of<text:s text:c="1"/></text:span><text:span text:style-name="a646" text:class-names="">light being shone on it.</text:span></text:p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An<text:s text:c="1"/></text:span><text:span text:style-name="a650" text:class-names="">interesting program to work on</text:span></text:p>
              </text:list-item>
            </text:list>
          </draw:text-box>
          <svg:title/>
          <svg:desc/>
        </draw:frame>
        <presentation:notes draw:style-name="a659">
          <draw:frame draw:id="id93" draw:style-name="a656" draw:name="Slide Number Placeholder 6" svg:x="4.67953in" svg:y="11.10827in" svg:width="3.5878in" svg:height="0.58425in">
            <draw:text-box>
              <text:p text:style-name="a655" text:class-names="" text:cond-style-name=""><text:span text:style-name="a65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4" presentation:style-name="a657" draw:name="Slide Image Placeholder 1">
            <svg:title/>
            <svg:desc/>
          </draw:page-thumbnail>
          <draw:frame draw:id="id95" presentation:style-name="a6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0" draw:master-page-name="Master1-Layout7-blank-Blank" presentation:presentation-page-layout-name="Master1-PPL7" draw:id="Slide-258">
        <draw:frame draw:id="id96" presentation:style-name="a663" draw:name="Title 1" svg:x="0in" svg:y="0.19444in" svg:width="9.92188in" svg:height="1.38021in" presentation:class="title" presentation:placeholder="false">
          <draw:text-box>
            <text:p text:style-name="a662" text:class-names="" text:cond-style-name=""><text:span text:style-name="a661" text:class-names="">Methodology (Object boundary)</text:span></text:p>
          </draw:text-box>
          <svg:title/>
          <svg:desc/>
        </draw:frame>
        <draw:frame draw:id="id97" presentation:style-name="a698" draw:transform="translate(-4.93056in -3.01562in) rotate(-0.00175) translate(4.93056in 4.75347in)" draw:name="Text Placeholder 2" svg:width="9.86111in" svg:height="6.03125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Image is opened using GUI for file acquisition.</text:span></text:p>
              </text:list-item>
            </text:list>
            <text:list text:style-name="a671">
              <text:list-item>
                <text:p text:style-name="a670" text:class-names="" text:cond-style-name=""><text:span text:style-name="a667" text:class-names="">The opened image is converted to grayscale for the following<text:s text:c="1"/></text:span><text:span text:style-name="a668" text:class-names="">reasons</text:span><text:span text:style-name="a669" text:class-names=""/></text:p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p text:style-name="a675" text:class-names="" text:cond-style-name=""><text:span text:style-name="a672" text:class-names="">Region properties and similar functions like boundary detection are known to work only on images with a single<text:s text:c="1"/></text:span><text:span text:style-name="a673" text:class-names="">color</text:span><text:span text:style-name="a674" text:class-names=""><text:s text:c="1"/>channel.</text:span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7" text:class-names="">After the application of the threshold as per the user, it further needs to be converted into a binary image based on what constitutes a<text:s text:c="1"/></text:span><text:span text:style-name="a678" text:class-names="">shadow/object</text:span><text:span text:style-name="a679" text:class-names=""/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Based on groups of pixels satisfying the conditions for what counts as an object, the region properties like centroid and area are computed for those regions.</text:span></text:p>
              </text:list-item>
            </text:list>
            <text:list text:style-name="a689">
              <text:list-item>
                <text:p text:style-name="a688" text:class-names="" text:cond-style-name=""><text:span text:style-name="a685" text:class-names="">Knowing these properties, the noisy patches are filtered out by an<text:s text:c="1"/></text:span><text:span text:style-name="a686" text:class-names="">empirical<text:s text:c="1"/></text:span><text:span text:style-name="a687" text:class-names="">threshold based on the percentage of the image occupied by that patch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From here, only the region properties of the object are obtained and the centroid of the object is calculated</text:span></text:p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3" text:class-names="">The centroid is the property under consideration because it the<text:s text:c="1"/></text:span><text:span text:style-name="a694" text:class-names="">the</text:span><text:span text:style-name="a695" text:class-names=""><text:s text:c="1"/>point about which, a vertical and horizontal cut, when made give equal number of pixels of that object in each quadrant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04">
          <draw:frame draw:id="id98" draw:style-name="a701" draw:name="Slide Number Placeholder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9" presentation:style-name="a702" draw:name="Slide Image Placeholder 1">
            <svg:title/>
            <svg:desc/>
          </draw:page-thumbnail>
          <draw:frame draw:id="id100" presentation:style-name="a7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05" draw:master-page-name="Master1-Layout7-blank-Blank" presentation:presentation-page-layout-name="Master1-PPL7" draw:id="Slide-259">
        <draw:frame draw:id="id101" presentation:style-name="a708" draw:name="Title 1" svg:x="0in" svg:y="0.31424in" svg:width="9.92014in" svg:height="1.38194in" presentation:class="title" presentation:placeholder="false">
          <draw:text-box>
            <text:p text:style-name="a707" text:class-names="" text:cond-style-name=""><text:span text:style-name="a706" text:class-names="">Methodology (Data Processing)</text:span></text:p>
          </draw:text-box>
          <svg:title/>
          <svg:desc/>
        </draw:frame>
        <draw:frame draw:id="id102" presentation:style-name="a733" draw:name="Text Placeholder 2" svg:x="0in" svg:y="1.93229in" svg:width="9.92188in" svg:height="5.62674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Once the centroid has been found, the next goal is to split the image into 4 parts (One particular case) and compute the number of black (shadow) pixels in each of the 4 quadrants created from the centroid of the object in the image.</text:span></text:p>
              </text:list-item>
            </text:list>
            <text:list text:style-name="a716">
              <text:list-item>
                <text:p text:style-name="a715" text:class-names="" text:cond-style-name=""><text:span text:style-name="a712" text:class-names="">The number of black pixels are calculated from the binary image generated by the built in<text:s text:c="1"/></text:span><text:span text:style-name="a713" text:class-names="">binarize</text:span><text:span text:style-name="a714" text:class-names=""><text:s text:c="1"/>function.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Percentage of the black pixels of each portion of the image is calculated after the pixels were counted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se percentage are the weights to compute the angle of the shadow.</text:span></text:p>
              </text:list-item>
            </text:list>
            <text:list text:style-name="a729">
              <text:list-item>
                <text:p text:style-name="a728" text:class-names="" text:cond-style-name=""><text:span text:style-name="a723" text:class-names="">The angle of the shadow with respect to the horizontal line to the right of the centroid and centroid itself if found by multiplying the weights,<text:s text:c="1"/></text:span><text:span text:style-name="a724" text:class-names="">i.e</text:span><text:span text:style-name="a725" text:class-names=""><text:s text:c="1"/>the percentages to the median angle of the respective<text:s text:c="1"/></text:span><text:span text:style-name="a726" text:class-names="">quardant</text:span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After the calculation of the angle to the shadow, the angle of the source of light is the mere opposite to this angle</text:span></text:p>
              </text:list-item>
            </text:list>
          </draw:text-box>
          <svg:title/>
          <svg:desc/>
        </draw:frame>
        <presentation:notes draw:style-name="a739">
          <draw:frame draw:id="id103" draw:style-name="a736" draw:name="Slide Number Placeholder 6" svg:x="4.67953in" svg:y="11.10827in" svg:width="3.5878in" svg:height="0.58425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4" presentation:style-name="a737" draw:name="Slide Image Placeholder 1">
            <svg:title/>
            <svg:desc/>
          </draw:page-thumbnail>
          <draw:frame draw:id="id105" presentation:style-name="a7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40" draw:master-page-name="Master1-Layout7-blank-Blank" presentation:presentation-page-layout-name="Master1-PPL7" draw:id="Slide-260">
        <draw:frame draw:id="id106" presentation:style-name="a743" draw:name="Title 1" svg:x="0in" svg:y="0.90278in" svg:width="9.92014in" svg:height="1.38021in" presentation:class="title" presentation:placeholder="false">
          <draw:text-box>
            <text:p text:style-name="a742" text:class-names="" text:cond-style-name=""><text:span text:style-name="a741" text:class-names="">Applications</text:span></text:p>
          </draw:text-box>
          <svg:title/>
          <svg:desc/>
        </draw:frame>
        <draw:frame draw:id="id107" presentation:style-name="a763" draw:name="Text Placeholder 2" svg:x="0in" svg:y="2.48264in" svg:width="9.92188in" svg:height="5.15451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Enhancing the detection of latent fingerprints.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It is a way of automatic localisation of their precise position in a photograph.</text:span></text:p>
              </text:list-item>
            </text:list>
            <text:list text:style-name="a754">
              <text:list-item>
                <text:p text:style-name="a753" text:class-names="" text:cond-style-name=""><text:span text:style-name="a750" text:class-names="">Useful for rendering synthetic objects, which can be<text:s text:c="1"/></text:span><text:span text:style-name="a751" text:class-names="">illuminated<text:s text:c="1"/></text:span><text:span text:style-name="a752" text:class-names="">by lights from our photograph.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Used to localise light sources in a photograph</text:span><text:span text:style-name="a756" text:class-names="">.</text:span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Body fluid detection in crime scenes. Better the intensity and angle of the source of light , better they reveal</text:span><text:span text:style-name="a760" text:class-names="">.</text:span></text:p>
              </text:list-item>
            </text:list>
          </draw:text-box>
          <svg:title/>
          <svg:desc/>
        </draw:frame>
        <presentation:notes draw:style-name="a769">
          <draw:frame draw:id="id108" draw:style-name="a766" draw:name="Slide Number Placeholder 6" svg:x="4.67953in" svg:y="11.10827in" svg:width="3.5878in" svg:height="0.58425in">
            <draw:text-box>
              <text:p text:style-name="a765" text:class-names="" text:cond-style-name=""><text:span text:style-name="a76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9" presentation:style-name="a767" draw:name="Slide Image Placeholder 1">
            <svg:title/>
            <svg:desc/>
          </draw:page-thumbnail>
          <draw:frame draw:id="id110" presentation:style-name="a7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70" draw:master-page-name="Master1-Layout7-blank-Blank" presentation:presentation-page-layout-name="Master1-PPL7" draw:id="Slide-261">
        <draw:frame draw:id="id111" presentation:style-name="a773" draw:name="Title 1" svg:x="0in" svg:y="2.08333in" svg:width="9.92188in" svg:height="1.38194in" presentation:class="title" presentation:placeholder="false">
          <draw:text-box>
            <text:p text:style-name="a772" text:class-names="" text:cond-style-name=""><text:span text:style-name="a771" text:class-names="">References</text:span></text:p>
          </draw:text-box>
          <svg:title/>
          <svg:desc/>
        </draw:frame>
        <draw:frame draw:id="id112" presentation:style-name="a792" draw:name="Text Placeholder 2" svg:x="0in" svg:y="3.77951in" svg:width="10.09375in" svg:height="2.94965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4" text:class-names="">Region Properties<text:s text:c="1"/></text:span><text:span text:style-name="a775" text:class-names="">calculation</text:span><text:span text:style-name="a776" text:class-names=""/></text:p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79" text:class-names="">https</text:span><text:span text:style-name="a780" text:class-names="">://in.mathworks.com/help/images/ref/regionprops.html</text:span></text:p>
                  </text:list-item>
                </text:list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Image segmentation tutorial</text:span></text:p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<text:a xlink:href="https://in.mathworks.com/matlabcentral/fileexchange/25157-image-segmentation-tutorial" text:style-name="" text:visited-style-name="">https://in.mathworks.com/matlabcentral/fileexchange/25157-image-segmentation-tutorial</text:a>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And several other pages in the Mathworks websit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98">
          <draw:frame draw:id="id113" draw:style-name="a795" draw:name="Slide Number Placeholder 6" svg:x="4.67953in" svg:y="11.10827in" svg:width="3.5878in" svg:height="0.58425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4" presentation:style-name="a796" draw:name="Slide Image Placeholder 1">
            <svg:title/>
            <svg:desc/>
          </draw:page-thumbnail>
          <draw:frame draw:id="id115" presentation:style-name="a7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99" draw:master-page-name="Master1-Layout7-blank-Blank" presentation:presentation-page-layout-name="Master1-PPL7" draw:id="Slide-262">
        <draw:frame draw:id="id116" presentation:style-name="a802" draw:name="Title 1" svg:x="0in" svg:y="2.08333in" svg:width="9.92188in" svg:height="1.38194in" presentation:class="title" presentation:placeholder="false">
          <draw:text-box>
            <text:p text:style-name="a801" text:class-names="" text:cond-style-name=""><text:span text:style-name="a800" text:class-names="">Results</text:span></text:p>
          </draw:text-box>
          <svg:title/>
          <svg:desc/>
        </draw:frame>
        <draw:frame draw:id="id117" presentation:style-name="a806" draw:name="Text Placeholder 2" svg:x="0in" svg:y="3.77951in" svg:width="9.92188in" svg:height="2.94965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The angle of the source of light has been determined, as in the demo.</text:span></text:p>
              </text:list-item>
            </text:list>
          </draw:text-box>
          <svg:title/>
          <svg:desc/>
        </draw:frame>
        <presentation:notes draw:style-name="a812">
          <draw:frame draw:id="id118" draw:style-name="a809" draw:name="Slide Number Placeholder 6" svg:x="4.67953in" svg:y="11.10827in" svg:width="3.5878in" svg:height="0.58425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9" presentation:style-name="a810" draw:name="Slide Image Placeholder 1">
            <svg:title/>
            <svg:desc/>
          </draw:page-thumbnail>
          <draw:frame draw:id="id120" presentation:style-name="a8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33073in" svg:y="2.61157in" svg:width="10.37287in" svg:height="2.09679in"/>
      <presentation:placeholder presentation:object="subtitle" svg:x="1.37804in" svg:y="4.78624in" svg:width="8.26823in" svg:height="1.57831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2" style:display-name="Title and Content">
      <presentation:placeholder presentation:object="title" svg:x="0.82588in" svg:y="0.34258in" svg:width="9.37066in" svg:height="1.81882in"/>
      <presentation:placeholder presentation:object="object" svg:x="0.82588in" svg:y="2.42509in" svg:width="9.37066in" svg:height="5.07065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3" style:display-name="Section Header">
      <presentation:placeholder presentation:object="title" svg:x="0.75339in" svg:y="2.66282in" svg:width="9.50846in" svg:height="2.02091in"/>
      <presentation:placeholder presentation:object="outline" svg:x="0.75339in" svg:y="4.80322in" svg:width="9.50846in" svg:height="1.41603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4" style:display-name="Two Content">
      <presentation:placeholder presentation:object="title" svg:x="0.82588in" svg:y="0.34258in" svg:width="9.37066in" svg:height="1.81882in"/>
      <presentation:placeholder presentation:object="object" svg:x="0.82682in" svg:y="2.42509in" svg:width="4.40972in" svg:height="5.07065in"/>
      <presentation:placeholder presentation:object="object" svg:x="5.78776in" svg:y="2.42509in" svg:width="4.40972in" svg:height="5.07065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5" style:display-name="Comparison">
      <presentation:placeholder presentation:object="title" svg:x="0.82588in" svg:y="0.34258in" svg:width="9.37066in" svg:height="1.81882in"/>
      <presentation:placeholder presentation:object="outline" svg:x="0.82682in" svg:y="2.3067in" svg:width="4.40972in" svg:height="0.8958in"/>
      <presentation:placeholder presentation:object="object" svg:x="0.82682in" svg:y="3.20251in" svg:width="4.40972in" svg:height="4.29903in"/>
      <presentation:placeholder presentation:object="outline" svg:x="5.78755in" svg:y="2.3067in" svg:width="4.40972in" svg:height="0.8958in"/>
      <presentation:placeholder presentation:object="object" svg:x="5.78755in" svg:y="3.2025in" svg:width="4.40972in" svg:height="4.29903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6" style:display-name="Title Only">
      <presentation:placeholder presentation:object="title" svg:x="0.82588in" svg:y="0.34258in" svg:width="9.37066in" svg:height="1.81882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7" style:display-name="Blank"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8" style:display-name="Content with Caption">
      <presentation:placeholder presentation:object="title" svg:x="0.82588in" svg:y="0.34258in" svg:width="9.37066in" svg:height="1.81882in"/>
      <presentation:placeholder presentation:object="object" svg:x="0.82682in" svg:y="2.59044in" svg:width="5.51215in" svg:height="4.62972in"/>
      <presentation:placeholder presentation:object="outline" svg:x="7.10427in" svg:y="2.58881in" svg:width="3.08681in" svg:height="4.13768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9" style:display-name="Picture with Caption">
      <presentation:placeholder presentation:object="title" svg:x="0.82588in" svg:y="0.34258in" svg:width="9.37066in" svg:height="1.81882in"/>
      <presentation:placeholder presentation:object="graphic" svg:x="0.82682in" svg:y="2.66597in" svg:width="5.73264in" svg:height="4.62972in"/>
      <presentation:placeholder presentation:object="outline" svg:x="7.09557in" svg:y="2.59259in" svg:width="3.08681in" svg:height="4.13368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10" style:display-name="Title and Vertical Text">
      <presentation:placeholder presentation:object="title" svg:x="0.82588in" svg:y="0.34258in" svg:width="9.37066in" svg:height="1.81882in"/>
      <presentation:placeholder presentation:object="outline" svg:x="0.82588in" svg:y="2.42509in" svg:width="9.37066in" svg:height="5.07065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11" style:display-name="Vertical Title and Text">
      <presentation:placeholder presentation:object="title" svg:x="8.28326in" svg:y="0.73488in" svg:width="2.17229in" svg:height="6.79761in"/>
      <presentation:placeholder presentation:object="outline" svg:x="0.75792in" svg:y="0.73488in" svg:width="7.20964in" svg:height="6.79761in"/>
      <presentation:placeholder presentation:object="date-time" svg:x="0.75792in" svg:y="7.74279in" svg:width="2.48046in" svg:height="0.44016in"/>
      <presentation:placeholder presentation:object="footer" svg:x="3.41448in" svg:y="7.74279in" svg:width="3.86978in" svg:height="0.44016in"/>
      <presentation:placeholder presentation:object="page-number" svg:x="7.29985in" svg:y="7.74279in" svg:width="0.7955in" svg:height="0.44016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draw:fill="solid" draw:fill-color="#ffffff" draw:opacity="100%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7">
      <style:graphic-properties draw:fill="solid" draw:fill-color="#ffffff" draw:opacity="100%" draw:stroke="none"/>
    </style:style>
    <style:style style:family="text" style:name="a318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draw:fill="solid" draw:fill-color="#ffffff" draw:opacity="100%" draw:stroke="none"/>
    </style:style>
    <style:style style:family="text" style:name="a8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2">
      <style:graphic-properties draw:fill="solid" draw:fill-color="#ffffff" draw:opacity="100%" draw:stroke="none"/>
    </style:style>
    <style:style style:family="text" style:name="a43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draw:fill="none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none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4in" fo:padding-bottom="0.05in" fo:padding-left="0.1in" fo:padding-right="0.1in" draw:textarea-vertical-align="top" draw:textarea-horizontal-align="center" draw:fill="solid" draw:fill-color="#f7f7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6028in" style:font-size-asian="0.26028in" style:font-size-complex="0.26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none" draw:stroke="non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draw:fill="none" draw:stroke="non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solid" draw:fill-color="#099bdd" draw:opacity="100%" draw:stroke="none"/>
    </style:style>
    <style:style style:family="drawing-page" style:name="a241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ffffff" draw:opacity="100%" draw:stroke="none"/>
    </style:style>
    <style:style style:family="text" style:name="a24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8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center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draw:fill="none" draw:stroke="none"/>
    </style:style>
    <style:style style:family="paragraph" style:name="a258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>
      <style:graphic-properties draw:fill="solid" draw:fill-color="#ffffff" draw:opacity="100%" draw:stroke="none"/>
    </style:style>
    <style:style style:family="text" style:name="a47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9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>
      <style:graphic-properties draw:fill="solid" draw:fill-color="#ffffff" draw:opacity="100%" draw:stroke="none"/>
    </style:style>
    <style:style style:family="text" style:name="a37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">
      <style:graphic-properties draw:fill="solid" draw:fill-color="#ffffff" draw:opacity="100%" draw:stroke="none"/>
    </style:style>
    <style:style style:family="text" style:name="a176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aragraph" style:name="a190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99bdd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ffffff" draw:opacity="100%" draw:stroke="none"/>
    </style:style>
    <style:style style:family="text" style:name="a2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1">
      <style:graphic-properties draw:fill="solid" draw:fill-color="#ffffff" draw:opacity="100%" draw:stroke="none"/>
    </style:style>
    <style:style style:family="text" style:name="a52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8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center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6028in" style:font-size-asian="0.26028in" style:font-size-complex="0.26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5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none"/>
    </style:style>
    <style:style style:family="presentation" style:name="a414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0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38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9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38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74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77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5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4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80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82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30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56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7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8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8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3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59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86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12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36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8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89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39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39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94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9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0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4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80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8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0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62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87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9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66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9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9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4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99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02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0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anded" style:page-layout-name="pageLayout1" draw:style-name="a0">
      <draw:custom-shape svg:x="0.00044in" svg:y="0.2123in" svg:width="11.02155in" svg:height="1.98417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0.82588in" svg:y="0.34258in" svg:width="9.37066in" svg:height="1.81882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82588in" svg:y="2.42509in" svg:width="9.37066in" svg:height="5.070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0.82171in" svg:y="7.74279in" svg:width="3.12867in" svg:height="0.44016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oter Placeholder 4" svg:x="5.05281in" svg:y="7.74279in" svg:width="4.89562in" svg:height="0.44016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9.96472in" svg:y="7.74279in" svg:width="0.85564in" svg:height="0.44016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Slide Image Placeholder 1">
          <svg:title/>
          <svg:desc/>
        </draw:page-thumbnail>
        <draw:frame draw:id="id7" presentation:style-name="a36" draw:name="Notes Placehold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Header Placeholder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Date Placeholder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oter Placeholder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Slide Number Placeholder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0">
      <draw:custom-shape svg:x="-0.00619in" svg:y="2.48215in" svg:width="11.02762in" svg:height="2.20463in" draw:id="id12" draw:style-name="a5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55" draw:name="Title 1" svg:x="0.33073in" svg:y="2.61157in" svg:width="10.37287in" svg:height="2.09679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4" presentation:style-name="a59" draw:name="Subtitle 2" svg:x="1.37804in" svg:y="4.78624in" svg:width="8.26823in" svg:height="1.57831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5" presentation:style-name="a62" draw:name="Date Placeholder 3" svg:x="0.82171in" svg:y="7.74279in" svg:width="3.12867in" svg:height="0.44016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6" presentation:style-name="a65" draw:name="Footer Placeholder 4" svg:x="5.05281in" svg:y="7.74279in" svg:width="4.89562in" svg:height="0.44016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7" presentation:style-name="a69" draw:name="Slide Number Placeholder 5" svg:x="9.96472in" svg:y="7.74279in" svg:width="0.85564in" svg:height="0.44016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Slide Image Placeholder 1">
          <svg:title/>
          <svg:desc/>
        </draw:page-thumbnail>
        <draw:frame draw:id="id7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custom-shape svg:x="0.00044in" svg:y="0.2123in" svg:width="11.02155in" svg:height="1.98417in" draw:id="id18" draw:layer="Master1-bg" draw:style-name="a8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2" draw:name="Title 1" svg:x="0.82588in" svg:y="0.34258in" svg:width="9.37066in" svg:height="1.81882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20" presentation:style-name="a109" draw:name="Content Placeholder 2" svg:x="0.82588in" svg:y="2.42509in" svg:width="9.37066in" svg:height="5.07065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Date Placeholder 3" svg:x="0.82171in" svg:y="7.74279in" svg:width="3.12867in" svg:height="0.44016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Footer Placeholder 4" svg:x="5.05281in" svg:y="7.74279in" svg:width="4.89562in" svg:height="0.44016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9" draw:name="Slide Number Placeholder 5" svg:x="9.96472in" svg:y="7.74279in" svg:width="0.85564in" svg:height="0.44016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1.21063in" svg:y="0.88858in" svg:width="5.84567in" svg:height="4.38425in" presentation:class="page" draw:id="id6" presentation:style-name="a120" draw:name="Slide Image Placeholder 1">
          <svg:title/>
          <svg:desc/>
        </draw:page-thumbnail>
        <draw:frame draw:id="id7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1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custom-shape svg:x="-0.00619in" svg:y="2.48215in" svg:width="11.02762in" svg:height="2.20463in" draw:id="id24" draw:style-name="a1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2" draw:name="Title 1" svg:x="0.75339in" svg:y="2.66282in" svg:width="9.50846in" svg:height="2.02091in" presentation:class="title" presentation:placeholder="false">
        <draw:text-box>
          <text:p text:style-name="a141" text:class-names="" text:cond-style-name=""><text:span text:style-name="a139" text:class-names="">Click to edit Master title style</text:span><text:span text:style-name="a140" text:class-names=""/></text:p>
        </draw:text-box>
        <svg:title/>
        <svg:desc/>
      </draw:frame>
      <draw:frame draw:id="id26" presentation:style-name="a146" draw:name="Text Placeholder 2" svg:x="0.75339in" svg:y="4.80322in" svg:width="9.50846in" svg:height="1.41603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</draw:text-box>
        <svg:title/>
        <svg:desc/>
      </draw:frame>
      <draw:frame draw:id="id27" presentation:style-name="a149" draw:name="Date Placeholder 3" svg:x="0.82171in" svg:y="7.74279in" svg:width="3.12867in" svg:height="0.44016in" presentation:class="date-time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8" presentation:style-name="a152" draw:name="Footer Placeholder 4" svg:x="5.05281in" svg:y="7.74279in" svg:width="4.89562in" svg:height="0.44016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9" presentation:style-name="a156" draw:name="Slide Number Placeholder 5" svg:x="9.96472in" svg:y="7.74279in" svg:width="0.85564in" svg:height="0.44016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6" presentation:style-name="a157" draw:name="Slide Image Placeholder 1">
          <svg:title/>
          <svg:desc/>
        </draw:page-thumbnail>
        <draw:frame draw:id="id7" presentation:style-name="a160" draw:name="Notes Placeholder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Header Placeholder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Date Placeholder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Footer Placeholder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1" presentation:style-name="a172" draw:name="Slide Number Placeholder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4">
      <draw:custom-shape svg:x="0.00044in" svg:y="0.2123in" svg:width="11.02155in" svg:height="1.98417in" draw:id="id30" draw:layer="Master1-bg" draw:style-name="a1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79" draw:name="Title 7" svg:x="0.82588in" svg:y="0.34258in" svg:width="9.37066in" svg:height="1.81882in" presentation:class="title" presentation:placeholder="false">
        <draw:text-box>
          <text:p text:style-name="a178" text:class-names="" text:cond-style-name=""><text:span text:style-name="a176" text:class-names="">Click to edit Master title style</text:span><text:span text:style-name="a177" text:class-names=""/></text:p>
        </draw:text-box>
        <svg:title/>
        <svg:desc/>
      </draw:frame>
      <draw:frame draw:id="id32" presentation:style-name="a196" draw:name="Content Placeholder 2" svg:x="0.82682in" svg:y="2.42509in" svg:width="4.40972in" svg:height="5.07065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3" draw:name="Content Placeholder 3" svg:x="5.78776in" svg:y="2.42509in" svg:width="4.40972in" svg:height="5.07065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6" draw:name="Date Placeholder 4" svg:x="0.82171in" svg:y="7.74279in" svg:width="3.12867in" svg:height="0.44016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5" presentation:style-name="a219" draw:name="Footer Placeholder 5" svg:x="5.05281in" svg:y="7.74279in" svg:width="4.89562in" svg:height="0.44016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6" presentation:style-name="a223" draw:name="Slide Number Placeholder 6" svg:x="9.96472in" svg:y="7.74279in" svg:width="0.85564in" svg:height="0.44016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1.21063in" svg:y="0.88858in" svg:width="5.84567in" svg:height="4.38425in" presentation:class="page" draw:id="id6" presentation:style-name="a224" draw:name="Slide Image Placeholder 1">
          <svg:title/>
          <svg:desc/>
        </draw:page-thumbnail>
        <draw:frame draw:id="id7" presentation:style-name="a227" draw:name="Notes Placeholder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8" presentation:style-name="a230" draw:name="Header Placeholder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9" presentation:style-name="a233" draw:name="Date Placeholder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Footer Placeholder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1">
      <draw:custom-shape svg:x="0.00044in" svg:y="0.2123in" svg:width="11.02155in" svg:height="1.98417in" draw:id="id37" draw:layer="Master1-bg" draw:style-name="a24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46" draw:name="Title 9" svg:x="0.82588in" svg:y="0.34258in" svg:width="9.37066in" svg:height="1.81882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39" presentation:style-name="a250" draw:name="Text Placeholder 2" svg:x="0.82682in" svg:y="2.3067in" svg:width="4.40972in" svg:height="0.8958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</draw:text-box>
        <svg:title/>
        <svg:desc/>
      </draw:frame>
      <draw:frame draw:id="id40" presentation:style-name="a267" draw:name="Content Placeholder 3" svg:x="0.82682in" svg:y="3.20251in" svg:width="4.40972in" svg:height="4.29903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1" draw:name="Text Placeholder 4" svg:x="5.78755in" svg:y="2.3067in" svg:width="4.40972in" svg:height="0.8958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42" presentation:style-name="a288" draw:name="Content Placeholder 5" svg:x="5.78755in" svg:y="3.2025in" svg:width="4.40972in" svg:height="4.29903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Fifth le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Date Placeholder 6" svg:x="0.82171in" svg:y="7.74279in" svg:width="3.12867in" svg:height="0.44016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4" presentation:style-name="a294" draw:name="Footer Placeholder 7" svg:x="5.05281in" svg:y="7.74279in" svg:width="4.89562in" svg:height="0.44016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5" presentation:style-name="a298" draw:name="Slide Number Placeholder 8" svg:x="9.96472in" svg:y="7.74279in" svg:width="0.85564in" svg:height="0.44016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6" presentation:style-name="a299" draw:name="Slide Image Placeholder 1">
          <svg:title/>
          <svg:desc/>
        </draw:page-thumbnail>
        <draw:frame draw:id="id7" presentation:style-name="a302" draw:name="Notes Placehold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Header Placehold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Date Placehold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Footer Placehold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Slide Number Placehold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6">
      <draw:custom-shape svg:x="0.00044in" svg:y="0.2123in" svg:width="11.02155in" svg:height="1.98417in" draw:id="id46" draw:layer="Master1-bg" draw:style-name="a31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321" draw:name="Title 1" svg:x="0.82588in" svg:y="0.34258in" svg:width="9.37066in" svg:height="1.81882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48" presentation:style-name="a324" draw:name="Date Placeholder 2" svg:x="0.82171in" svg:y="7.74279in" svg:width="3.12867in" svg:height="0.44016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49" presentation:style-name="a327" draw:name="Footer Placeholder 3" svg:x="5.05281in" svg:y="7.74279in" svg:width="4.89562in" svg:height="0.44016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0" presentation:style-name="a331" draw:name="Slide Number Placeholder 4" svg:x="9.96472in" svg:y="7.74279in" svg:width="0.85564in" svg:height="0.44016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1.21063in" svg:y="0.88858in" svg:width="5.84567in" svg:height="4.38425in" presentation:class="page" draw:id="id6" presentation:style-name="a332" draw:name="Slide Image Placeholder 1">
          <svg:title/>
          <svg:desc/>
        </draw:page-thumbnail>
        <draw:frame draw:id="id7" presentation:style-name="a335" draw:name="Notes Placeholder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8" presentation:style-name="a338" draw:name="Header Placeholder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Date Placeholder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Footer Placeholder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1" presentation:style-name="a347" draw:name="Slide Number Placeholder 6" svg:x="4.67953in" svg:y="11.10827in" svg:width="3.5878in" svg:height="0.58425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9">
      <draw:frame draw:id="id51" presentation:style-name="a352" draw:name="Date Placeholder 1" svg:x="0.82171in" svg:y="7.74279in" svg:width="3.12867in" svg:height="0.44016in" presentation:class="date-time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2" presentation:style-name="a355" draw:name="Footer Placeholder 2" svg:x="5.05281in" svg:y="7.74279in" svg:width="4.89562in" svg:height="0.44016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53" presentation:style-name="a359" draw:name="Slide Number Placeholder 3" svg:x="9.96472in" svg:y="7.74279in" svg:width="0.85564in" svg:height="0.44016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  <presentation:notes style:page-layout-name="pageLayout2" draw:style-name="a376">
        <draw:page-thumbnail svg:x="1.21063in" svg:y="0.88858in" svg:width="5.84567in" svg:height="4.38425in" presentation:class="page" draw:id="id6" presentation:style-name="a360" draw:name="Slide Image Placeholder 1">
          <svg:title/>
          <svg:desc/>
        </draw:page-thumbnail>
        <draw:frame draw:id="id7" presentation:style-name="a363" draw:name="Notes Placeholder 2" svg:x="0.82677in" svg:y="5.55394in" svg:width="6.61378in" svg:height="5.26142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Header Placeholder 3" svg:x="0in" svg:y="0in" svg:width="3.5878in" svg:height="0.58425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Date Placeholder 4" svg:x="4.67953in" svg:y="0in" svg:width="3.5878in" svg:height="0.58425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Footer Placeholder 5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1" presentation:style-name="a375" draw:name="Slide Number Placeholder 6" svg:x="4.67953in" svg:y="11.10827in" svg:width="3.5878in" svg:height="0.58425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7">
      <draw:custom-shape svg:x="0.00044in" svg:y="0.2123in" svg:width="11.02155in" svg:height="1.98417in" draw:id="id54" draw:layer="Master1-bg" draw:style-name="a3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82" draw:name="Title 7" svg:x="0.82588in" svg:y="0.34258in" svg:width="9.37066in" svg:height="1.81882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56" presentation:style-name="a399" draw:name="Content Placeholder 2" svg:x="0.82682in" svg:y="2.59044in" svg:width="5.51215in" svg:height="4.62972in" presentation:class="object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Fifth level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03" draw:name="Text Placeholder 3" svg:x="7.10427in" svg:y="2.58881in" svg:width="3.08681in" svg:height="4.1376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8" presentation:style-name="a406" draw:name="Date Placeholder 4" svg:x="0.82171in" svg:y="7.74279in" svg:width="3.12867in" svg:height="0.44016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9" presentation:style-name="a409" draw:name="Footer Placeholder 5" svg:x="5.05281in" svg:y="7.74279in" svg:width="4.89562in" svg:height="0.44016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0" presentation:style-name="a413" draw:name="Slide Number Placeholder 6" svg:x="9.96472in" svg:y="7.74279in" svg:width="0.85564in" svg:height="0.44016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6" presentation:style-name="a414" draw:name="Slide Image Placeholder 1">
          <svg:title/>
          <svg:desc/>
        </draw:page-thumbnail>
        <draw:frame draw:id="id7" presentation:style-name="a417" draw:name="Notes Placeholder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8" presentation:style-name="a420" draw:name="Header Placeholder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9" presentation:style-name="a423" draw:name="Date Placeholder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0" presentation:style-name="a426" draw:name="Footer Placeholder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1" presentation:style-name="a429" draw:name="Slide Number Placeholder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1">
      <draw:custom-shape svg:x="0.00044in" svg:y="0.2123in" svg:width="11.02155in" svg:height="1.98417in" draw:id="id61" draw:layer="Master1-bg" draw:style-name="a4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436" draw:name="Title 7" svg:x="0.82588in" svg:y="0.34258in" svg:width="9.37066in" svg:height="1.81882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63" presentation:style-name="a440" draw:name="Picture Placeholder 2" svg:x="0.82682in" svg:y="2.66597in" svg:width="5.73264in" svg:height="4.62972in" presentation:class="graphic" presentation:placeholder="false">
        <draw:text-box>
          <text:p text:style-name="a439" text:class-names="" text:cond-style-name=""><text:span text:style-name="a437" text:class-names="">Click icon to add picture</text:span><text:span text:style-name="a438" text:class-names=""/></text:p>
        </draw:text-box>
        <svg:title/>
        <svg:desc/>
      </draw:frame>
      <draw:frame draw:id="id64" presentation:style-name="a444" draw:name="Text Placeholder 3" svg:x="7.09557in" svg:y="2.59259in" svg:width="3.08681in" svg:height="4.13368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</draw:text-box>
        <svg:title/>
        <svg:desc/>
      </draw:frame>
      <draw:frame draw:id="id65" presentation:style-name="a447" draw:name="Date Placeholder 4" svg:x="0.82171in" svg:y="7.74279in" svg:width="3.12867in" svg:height="0.44016in" presentation:class="date-time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66" presentation:style-name="a450" draw:name="Footer Placeholder 5" svg:x="5.05281in" svg:y="7.74279in" svg:width="4.89562in" svg:height="0.44016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67" presentation:style-name="a454" draw:name="Slide Number Placeholder 6" svg:x="9.96472in" svg:y="7.74279in" svg:width="0.85564in" svg:height="0.44016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  <presentation:notes style:page-layout-name="pageLayout2" draw:style-name="a471">
        <draw:page-thumbnail svg:x="1.21063in" svg:y="0.88858in" svg:width="5.84567in" svg:height="4.38425in" presentation:class="page" draw:id="id6" presentation:style-name="a455" draw:name="Slide Image Placeholder 1">
          <svg:title/>
          <svg:desc/>
        </draw:page-thumbnail>
        <draw:frame draw:id="id7" presentation:style-name="a458" draw:name="Notes Placeholder 2" svg:x="0.82677in" svg:y="5.55394in" svg:width="6.61378in" svg:height="5.26142in" presentation:class="notes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Header Placeholder 3" svg:x="0in" svg:y="0in" svg:width="3.5878in" svg:height="0.58425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Date Placeholder 4" svg:x="4.67953in" svg:y="0in" svg:width="3.5878in" svg:height="0.58425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Footer Placeholder 5" svg:x="0in" svg:y="11.10827in" svg:width="3.5878in" svg:height="0.5842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1" presentation:style-name="a470" draw:name="Slide Number Placeholder 6" svg:x="4.67953in" svg:y="11.10827in" svg:width="3.5878in" svg:height="0.5842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2">
      <draw:custom-shape svg:x="0.00044in" svg:y="0.2123in" svg:width="11.02155in" svg:height="1.98417in" draw:id="id68" draw:layer="Master1-bg" draw:style-name="a47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477" draw:name="Title 1" svg:x="0.82588in" svg:y="0.34258in" svg:width="9.37066in" svg:height="1.81882in" presentation:class="title" presentation:placeholder="false">
        <draw:text-box>
          <text:p text:style-name="a476" text:class-names="" text:cond-style-name=""><text:span text:style-name="a474" text:class-names="">Click to edit Master title style</text:span><text:span text:style-name="a475" text:class-names=""/></text:p>
        </draw:text-box>
        <svg:title/>
        <svg:desc/>
      </draw:frame>
      <draw:frame draw:id="id70" presentation:style-name="a494" draw:name="Vertical Text Placeholder 2" svg:x="0.82588in" svg:y="2.42509in" svg:width="9.37066in" svg:height="5.0706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Fifth level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97" draw:name="Date Placeholder 3" svg:x="0.82171in" svg:y="7.74279in" svg:width="3.12867in" svg:height="0.44016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2" presentation:style-name="a500" draw:name="Footer Placeholder 4" svg:x="5.05281in" svg:y="7.74279in" svg:width="4.89562in" svg:height="0.44016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73" presentation:style-name="a504" draw:name="Slide Number Placeholder 5" svg:x="9.96472in" svg:y="7.74279in" svg:width="0.85564in" svg:height="0.44016in" presentation:class="page-number" presentation:placeholder="false">
        <draw:text-box>
          <text:p text:style-name="a503" text:class-names="" text:cond-style-name=""><text:span text:style-name="a501" text:class-names=""><text:page-number style:num-format="1" text:fixed="false"/></text:span><text:span text:style-name="a502" text:class-names=""/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6" presentation:style-name="a505" draw:name="Slide Image Placeholder 1">
          <svg:title/>
          <svg:desc/>
        </draw:page-thumbnail>
        <draw:frame draw:id="id7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22">
      <draw:custom-shape svg:x="8.15548in" svg:y="0in" svg:width="2.48047in" svg:height="8.26736in" draw:id="id74" draw:style-name="a52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527" draw:name="Vertical Title 1" svg:x="8.28326in" svg:y="0.73488in" svg:width="2.17229in" svg:height="6.79761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76" presentation:style-name="a544" draw:name="Vertical Text Placeholder 2" svg:x="0.75792in" svg:y="0.73488in" svg:width="7.20964in" svg:height="6.79761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47" draw:name="Date Placeholder 3" svg:x="0.75792in" svg:y="7.74279in" svg:width="2.48046in" svg:height="0.44016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8" presentation:style-name="a550" draw:name="Footer Placeholder 4" svg:x="3.41448in" svg:y="7.74279in" svg:width="3.86978in" svg:height="0.44016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9" presentation:style-name="a554" draw:name="Slide Number Placeholder 5" svg:x="7.29985in" svg:y="7.74279in" svg:width="0.7955in" svg:height="0.44016in" presentation:class="page-number" presentation:placeholder="false">
        <draw:text-box>
          <text:p text:style-name="a553" text:class-names="" text:cond-style-name=""><text:span text:style-name="a551" text:class-names=""><text:page-number style:num-format="1" text:fixed="false"/></text:span><text:span text:style-name="a552" text:class-names=""/></text:p>
        </draw:text-box>
        <svg:title/>
        <svg:desc/>
      </draw:frame>
      <presentation:notes style:page-layout-name="pageLayout2" draw:style-name="a571">
        <draw:page-thumbnail svg:x="1.21063in" svg:y="0.88858in" svg:width="5.84567in" svg:height="4.38425in" presentation:class="page" draw:id="id6" presentation:style-name="a555" draw:name="Slide Image Placeholder 1">
          <svg:title/>
          <svg:desc/>
        </draw:page-thumbnail>
        <draw:frame draw:id="id7" presentation:style-name="a558" draw:name="Notes Placeholder 2" svg:x="0.82677in" svg:y="5.55394in" svg:width="6.61378in" svg:height="5.26142in" presentation:class="notes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Header Placeholder 3" svg:x="0in" svg:y="0in" svg:width="3.5878in" svg:height="0.58425in" presentation:class="head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Date Placeholder 4" svg:x="4.67953in" svg:y="0in" svg:width="3.5878in" svg:height="0.58425in" presentation:class="date-time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Footer Placeholder 5" svg:x="0in" svg:y="11.10827in" svg:width="3.5878in" svg:height="0.58425in" presentation:class="foot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1" presentation:style-name="a570" draw:name="Slide Number Placeholder 6" svg:x="4.67953in" svg:y="11.10827in" svg:width="3.5878in" svg:height="0.58425in" presentation:class="page-number" presentation:placeholder="false">
          <draw:text-box>
            <text:p text:style-name="a569" text:class-names="" text:cond-style-name=""><text:span text:style-name="a5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72">
      <draw:frame draw:id="id80" presentation:style-name="a575" draw:name="Header Placeholder 1" svg:x="0in" svg:y="0in" svg:width="3.5878in" svg:height="0.58425in" presentation:class="head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1" presentation:style-name="a578" draw:name="Date Placeholder 2" svg:x="4.67953in" svg:y="0in" svg:width="3.5878in" svg:height="0.58425in" presentation:class="date-time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82" presentation:style-name="a581" draw:name="Footer Placeholder 3" svg:x="0in" svg:y="11.10827in" svg:width="3.5878in" svg:height="0.58425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83" presentation:style-name="a584" draw:name="Slide Number Placeholder 4" svg:x="4.67953in" svg:y="11.10827in" svg:width="3.5878in" svg:height="0.58425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ghts</dc:title>
    <dc:creator>user1</dc:creator>
    <meta:creation-date>2020-04-16T17:11:54Z</meta:creation-date>
    <dc:date>2020-04-16T16:00:02Z</dc:date>
    <meta:template xlink:href="TM03090430%5b%5bfn=Banded%5d%5d" xlink:type="simple"/>
    <meta:editing-cycles>6</meta:editing-cycles>
    <meta:editing-duration>PT2989S</meta:editing-duration>
    <meta:document-statistic meta:paragraph-count="51" meta:word-count="620"/>
  </office:meta>
</office:document-meta>
</file>